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-0.635cm" style:auto-text-indent="false"/>
      <style:text-properties style:font-name="Times New Roman" fo:font-size="8pt" style:font-name-asian="Arial Unicode MS" style:font-size-asian="8pt" style:font-name-complex="Times New Roman1" style:font-size-complex="8pt"/>
    </style:style>
    <style:style style:name="P2" style:family="paragraph" style:parent-style-name="Standard">
      <style:paragraph-properties fo:margin-left="0.635cm" fo:margin-right="0cm" fo:margin-top="0cm" fo:margin-bottom="0cm" fo:text-indent="-0.635cm" style:auto-text-indent="false"/>
    </style:style>
    <style:style style:name="P3" style:family="paragraph" style:parent-style-name="Standard">
      <style:paragraph-properties fo:margin-left="0.635cm" fo:margin-right="0cm" fo:margin-top="0cm" fo:margin-bottom="0cm" fo:line-height="150%" fo:text-indent="-0.635cm" style:auto-text-indent="false"/>
    </style:style>
    <style:style style:name="P4" style:family="paragraph" style:parent-style-name="Standard">
      <style:paragraph-properties fo:margin-left="0.635cm" fo:margin-right="0cm" fo:margin-top="0cm" fo:margin-bottom="0cm" fo:text-indent="-0.635cm" style:auto-text-indent="false"/>
      <style:text-properties style:font-name="Times New Roman" fo:font-size="7pt" fo:font-weight="bold" style:font-name-asian="Arial Unicode MS" style:font-size-asian="7pt" style:font-weight-asian="bold" style:font-name-complex="Times New Roman1" style:font-size-complex="8pt"/>
    </style:style>
    <style:style style:name="P5" style:family="paragraph" style:parent-style-name="Standard">
      <style:paragraph-properties fo:margin-left="2.498cm" fo:margin-right="0cm" fo:margin-top="0cm" fo:margin-bottom="0cm" fo:line-height="150%" fo:text-indent="1.249cm" style:auto-text-indent="false"/>
    </style:style>
    <style:style style:name="P6" style:family="paragraph" style:parent-style-name="Standard">
      <style:paragraph-properties fo:margin-left="0.63cm" fo:margin-right="0cm" fo:margin-top="0cm" fo:margin-bottom="0cm" fo:text-indent="-0.63cm" style:auto-text-indent="false"/>
      <style:text-properties style:font-name="Times New Roman" fo:font-size="9pt" fo:font-style="italic" fo:font-weight="bold" style:font-name-asian="Arial Unicode MS" style:font-size-asian="9pt" style:font-style-asian="italic" style:font-weight-asian="bold" style:font-name-complex="Times New Roman1" style:font-size-complex="8pt"/>
    </style:style>
    <style:style style:name="P7" style:family="paragraph" style:parent-style-name="Standard">
      <style:paragraph-properties fo:margin-left="3.739cm" fo:margin-right="0cm" fo:margin-top="0cm" fo:margin-bottom="0cm" fo:text-indent="-3.739cm" style:auto-text-indent="false"/>
    </style:style>
    <style:style style:name="P8" style:family="paragraph" style:parent-style-name="Standard">
      <style:paragraph-properties fo:margin-left="3.739cm" fo:margin-right="0cm" fo:margin-top="0cm" fo:margin-bottom="0cm" fo:line-height="150%" fo:text-indent="0cm" style:auto-text-indent="false"/>
    </style:style>
    <style:style style:name="P9" style:family="paragraph" style:parent-style-name="Standard">
      <style:paragraph-properties fo:margin-left="3.739cm" fo:margin-right="0cm" fo:margin-top="0cm" fo:margin-bottom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3.747cm" fo:margin-right="0cm" fo:margin-top="0cm" fo:margin-bottom="0cm" fo:line-height="150%" fo:text-indent="0cm" style:auto-text-indent="false"/>
    </style:style>
    <style:style style:name="P11" style:family="paragraph" style:parent-style-name="Standard">
      <style:paragraph-properties fo:margin-left="3.747cm" fo:margin-right="0cm" fo:margin-top="0cm" fo:margin-bottom="0cm" fo:line-height="150%" fo:text-indent="0cm" style:auto-text-indent="false"/>
      <style:text-properties style:font-name="Times New Roman" fo:font-size="7pt" style:font-name-asian="Arial Unicode MS" style:font-size-asian="7pt" style:font-name-complex="Times New Roman1" style:font-size-complex="8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font-weight="bold" style:font-name-asian="Arial Unicode MS" style:font-size-asian="16pt" style:font-weight-asian="bold" style:font-name-complex="Times New Roman1" style:font-size-complex="8pt"/>
    </style:style>
    <style:style style:name="P13" style:family="paragraph" style:parent-style-name="Standard">
      <style:paragraph-properties fo:margin-left="0.635cm" fo:margin-right="0cm" fo:margin-top="0cm" fo:margin-bottom="0cm" fo:text-indent="-0.635cm" style:auto-text-indent="false"/>
      <style:text-properties style:font-name="Times New Roman" fo:font-size="11pt" fo:font-weight="bold" style:font-name-asian="Arial Unicode MS" style:font-size-asian="11pt" style:font-weight-asian="bold" style:font-name-complex="Times New Roman1" style:font-size-complex="8pt"/>
    </style:style>
    <style:style style:name="P14" style:family="paragraph" style:parent-style-name="Standard">
      <style:paragraph-properties fo:margin-left="0.635cm" fo:margin-right="0cm" fo:margin-top="0cm" fo:margin-bottom="0cm" fo:line-height="150%" fo:text-indent="-0.635cm" style:auto-text-indent="false"/>
      <style:text-properties style:font-name="Times New Roman" fo:font-size="7pt" style:font-name-asian="Arial Unicode MS" style:font-size-asian="7pt" style:font-name-complex="Times New Roman1" style:font-size-complex="8pt"/>
    </style:style>
    <style:style style:name="P15" style:family="paragraph" style:parent-style-name="Standard">
      <style:paragraph-properties fo:margin-left="3.133cm" fo:margin-right="0cm" fo:margin-top="0cm" fo:margin-bottom="0cm" fo:text-indent="0.614cm" style:auto-text-indent="false"/>
      <style:text-properties style:font-name="Times New Roman" fo:font-size="8pt" fo:font-style="italic" fo:font-weight="bold" style:font-name-asian="Arial Unicode MS" style:font-size-asian="8pt" style:font-style-asian="italic" style:font-weight-asian="bold" style:font-name-complex="Times New Roman1" style:font-size-complex="8pt"/>
    </style:style>
    <style:style style:name="P16" style:family="paragraph" style:parent-style-name="Standard">
      <style:paragraph-properties fo:margin-left="3.739cm" fo:margin-right="0cm" fo:margin-top="0cm" fo:margin-bottom="0cm" fo:line-height="150%" fo:text-indent="0cm" style:auto-text-indent="false"/>
      <style:text-properties style:font-name="Times New Roman" fo:font-size="8pt" fo:font-style="italic" fo:font-weight="bold" style:font-name-asian="Arial Unicode MS" style:font-size-asian="8pt" style:font-style-asian="italic" style:font-weight-asian="bold" style:font-name-complex="Times New Roman1" style:font-size-complex="8pt"/>
    </style:style>
    <style:style style:name="P17" style:family="paragraph" style:parent-style-name="Standard">
      <style:paragraph-properties fo:margin-left="3.739cm" fo:margin-right="0cm" fo:margin-top="0cm" fo:margin-bottom="0cm" fo:text-indent="0cm" style:auto-text-indent="false"/>
      <style:text-properties style:font-name="Times New Roman" fo:font-size="9pt" fo:font-style="italic" fo:font-weight="bold" style:font-name-asian="Arial Unicode MS" style:font-size-asian="9pt" style:font-style-asian="italic" style:font-weight-asian="bold" style:font-name-complex="Times New Roman1" style:font-size-complex="8pt"/>
    </style:style>
    <style:style style:name="T1" style:family="text">
      <style:text-properties style:font-name="Times New Roman" fo:font-size="9pt" fo:font-style="italic" style:font-name-asian="Arial Unicode MS" style:font-size-asian="9pt" style:font-style-asian="italic" style:font-name-complex="Times New Roman1" style:font-size-complex="8pt"/>
    </style:style>
    <style:style style:name="T2" style:family="text">
      <style:text-properties style:font-name="Times New Roman" fo:font-size="9pt" fo:font-style="italic" fo:font-weight="bold" style:font-name-asian="Arial Unicode MS" style:font-size-asian="9pt" style:font-style-asian="italic" style:font-weight-asian="bold" style:font-name-complex="Times New Roman1" style:font-size-complex="8pt"/>
    </style:style>
    <style:style style:name="T3" style:family="text">
      <style:text-properties style:font-name="Times New Roman" fo:font-size="8pt" style:font-name-asian="Arial Unicode MS" style:font-size-asian="8pt" style:font-name-complex="Times New Roman1" style:font-size-complex="8pt"/>
    </style:style>
    <style:style style:name="T4" style:family="text">
      <style:text-properties style:font-name="Times New Roman" fo:font-size="8pt" fo:font-weight="bold" style:font-name-asian="Arial Unicode MS" style:font-size-asian="8pt" style:font-weight-asian="bold" style:font-name-complex="Times New Roman1" style:font-size-complex="8pt"/>
    </style:style>
    <style:style style:name="T5" style:family="text">
      <style:text-properties style:font-name="Times New Roman" fo:font-size="8pt" fo:font-style="italic" style:font-name-asian="Arial Unicode MS" style:font-size-asian="8pt" style:font-style-asian="italic" style:font-name-complex="Times New Roman1" style:font-size-complex="8pt"/>
    </style:style>
    <style:style style:name="T6" style:family="text">
      <style:text-properties style:font-name="Times New Roman" fo:font-size="8pt" fo:font-style="italic" style:font-name-asian="Arial Unicode MS" style:font-size-asian="8pt" style:font-style-asian="italic" style:font-name-complex="Times New Roman1" style:font-size-complex="7pt"/>
    </style:style>
    <style:style style:name="T7" style:family="text">
      <style:text-properties style:font-name="Times New Roman" fo:font-size="8pt" fo:font-style="italic" fo:font-weight="bold" style:font-name-asian="Arial Unicode MS" style:font-size-asian="8pt" style:font-style-asian="italic" style:font-weight-asian="bold" style:font-name-complex="Times New Roman1" style:font-size-complex="8pt"/>
    </style:style>
    <style:style style:name="T8" style:family="text">
      <style:text-properties style:font-name="Times New Roman" fo:font-size="8pt" fo:font-style="italic" fo:font-weight="bold" style:font-name-asian="Arial Unicode MS" style:font-size-asian="8pt" style:font-style-asian="italic" style:font-weight-asian="bold" style:font-name-complex="Times New Roman1" style:font-size-complex="7pt"/>
    </style:style>
    <style:style style:name="T9" style:family="text">
      <style:text-properties style:font-name="Times New Roman" fo:font-size="7pt" style:font-name-asian="Arial Unicode MS" style:font-size-asian="7pt" style:font-name-complex="Times New Roman1" style:font-size-complex="8pt"/>
    </style:style>
    <style:style style:name="T10" style:family="text">
      <style:text-properties style:font-name="Times New Roman" fo:font-size="7pt" style:font-name-asian="Arial Unicode MS" style:font-size-asian="7pt" style:font-name-complex="Times New Roman1" style:font-size-complex="7pt"/>
    </style:style>
    <style:style style:name="T11" style:family="text">
      <style:text-properties style:font-name="Times New Roman" fo:font-size="7pt" fo:font-style="italic" style:font-name-asian="Arial Unicode MS" style:font-size-asian="7pt" style:font-style-asian="italic" style:font-name-complex="Times New Roman1" style:font-size-complex="8pt"/>
    </style:style>
    <style:style style:name="T12" style:family="text">
      <style:text-properties style:font-name="Times New Roman" fo:font-size="7pt" fo:font-style="italic" style:font-name-asian="Arial Unicode MS" style:font-size-asian="7pt" style:font-style-asian="italic" style:font-name-complex="Times New Roman1" style:font-size-complex="7pt"/>
    </style:style>
    <style:style style:name="T13" style:family="text">
      <style:text-properties style:font-name="Times New Roman" fo:font-size="7pt" fo:font-style="italic" fo:font-weight="bold" style:font-name-asian="Arial Unicode MS" style:font-size-asian="7pt" style:font-style-asian="italic" style:font-weight-asian="bold" style:font-name-complex="Times New Roman1" style:font-size-complex="7pt"/>
    </style:style>
    <style:style style:name="T14" style:family="text">
      <style:text-properties style:font-name="Times New Roman" fo:font-size="7pt" fo:font-style="italic" fo:font-weight="bold" style:font-name-asian="Arial Unicode MS" style:font-size-asian="7pt" style:font-style-asian="italic" style:font-weight-asian="bold" style:font-name-complex="Times New Roman1" style:font-size-complex="8pt"/>
    </style:style>
    <style:style style:name="T15" style:family="text">
      <style:text-properties style:font-name="Times New Roman" fo:font-size="7pt" fo:font-weight="bold" style:font-name-asian="Arial Unicode MS" style:font-size-asian="7pt" style:font-weight-asian="bold" style:font-name-complex="Times New Roman1" style:font-size-complex="8pt"/>
    </style:style>
    <style:style style:name="T16" style:family="text">
      <style:text-properties style:font-name="Times New Roman" fo:font-size="10pt" style:font-name-asian="Arial Unicode MS" style:font-size-asian="10pt" style:font-name-complex="Times New Roman1" style:font-size-complex="8pt"/>
    </style:style>
    <style:style style:name="T17" style:family="text">
      <style:text-properties fo:font-size="9pt" fo:font-style="italic" style:font-size-asian="9pt" style:font-style-asian="italic"/>
    </style:style>
    <style:style style:name="T18" style:family="text">
      <style:text-properties fo:font-size="9pt" style:font-size-asian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GRAMMA</text:p>
      <text:p text:style-name="P13"><text:bookmark-start text:name="_GoBack"/>LA LEZIONE&lt;br&gt;&lt;br&gt;</text:p>
      <text:p text:style-name="P1"><text:bookmark-end text:name="_GoBack"/></text:p>
      <text:p text:style-name="P2"><text:span text:style-name="T2">Ferdinando Carulli</text:span><text:span text:style-name="T1"> </text:span><text:span text:style-name="T11">(Napoli, 1770 – Parigi, 1841)</text:span><text:span text:style-name="T1"><text:tab/>&lt;br&gt;</text:span><text:span text:style-name="T4">ANDANTE </text:span><text:span text:style-name="T3">dal </text:span><text:span text:style-name="T5">Metodo</text:span><text:span text:style-name="T3"> Op. 27 (1811)&lt;br&gt;&lt;br&gt;</text:span></text:p>
      <text:p text:style-name="P14"><text:s/></text:p>
      <text:p text:style-name="P2"><text:span text:style-name="T2">Francesco Molino</text:span><text:span text:style-name="T1"> <text:s/></text:span><text:span text:style-name="T11">(Ivrea, 1768 – Parigi, 1847) </text:span><text:span text:style-name="T1">&lt;br&gt;<text:tab/></text:span><text:span text:style-name="T4">PRELUDIO e ROMANZA </text:span><text:span text:style-name="T3">dal Nouvelle Méthode (1817)</text:span><text:span text:style-name="T1">&lt;br&gt;&lt;br&gt;</text:span></text:p>
      <text:p text:style-name="P14"><text:s/></text:p>
      <text:p text:style-name="P2"><text:span text:style-name="T2">Matteo Carcassi</text:span><text:span text:style-name="T1"> <text:s/></text:span><text:span text:style-name="T11">(Firenze, 1792 – Parigi, 1853)</text:span><text:span text:style-name="T1"><text:tab/><text:tab/>&lt;br&gt; </text:span><text:span text:style-name="T4">STUDIO 20</text:span><text:span text:style-name="T3"> dai </text:span><text:span text:style-name="T5">25 Studi melodici e progressivi</text:span><text:span text:style-name="T3"> Op. 60 (1851)</text:span><text:span text:style-name="T1">&lt;br&gt;&lt;br&gt;</text:span></text:p>
      <text:p text:style-name="P14"><text:s/></text:p>
      <text:p text:style-name="P3"><text:span text:style-name="T2">Charles de Marescot</text:span><text:span text:style-name="T1"><text:tab/>&lt;br&gt;</text:span><text:span text:style-name="T4">LA DISCUSSION <text:s/></text:span><text:span text:style-name="T3">da La Guitarromanie </text:span><text:span text:style-name="T5">(1825)</text:span><text:span text:style-name="T1">&lt;br&gt;&lt;br&gt;</text:span></text:p>
      <text:p text:style-name="P2"><text:span text:style-name="T2">Fernando Sor <text:s/></text:span><text:span text:style-name="T14">(Barcellona, 1778 – Parigi, 1839)</text:span><text:span text:style-name="T1"><text:tab/>&lt;br&gt;<text:tab/></text:span><text:span text:style-name="T4">STUDIO n. 11 </text:span><text:span text:style-name="T3">dall’Op. 6</text:span><text:span text:style-name="T4"> <text:s/></text:span><text:span text:style-name="T3">(1815-17)</text:span><text:span text:style-name="T1">&lt;br&gt;&lt;br&gt;</text:span></text:p>
      <text:p text:style-name="P14"><text:s/></text:p>
      <text:p text:style-name="P4"/>
      <text:p text:style-name="P4"/>
      <text:p text:style-name="P13">IL BALLO<text:span text:style-name="T17">&lt;br&gt;&lt;br&gt;</text:span></text:p>
      <text:p text:style-name="P1"/>
      <text:p text:style-name="P2"><text:span text:style-name="T2">Charles de Marescot</text:span><text:span text:style-name="T1"><text:tab/>&lt;br&gt;</text:span><text:span text:style-name="T4">LA CONTREDANSE <text:s/></text:span><text:span text:style-name="T3">da La Guitarromanie</text:span><text:span text:style-name="T1">&lt;br&gt;</text:span></text:p>
      <text:p text:style-name="P3"><text:span text:style-name="T2"><text:tab/><text:tab/><text:tab/><text:tab/></text:span><text:span text:style-name="T7">Pantalon - Été - Poule - Trénis – Finale </text:span><text:span text:style-name="T2">&lt;br&gt;&lt;br&gt; </text:span></text:p>
      <text:p text:style-name="P2"><text:span text:style-name="T2">Ferdinando Carulli</text:span><text:span text:style-name="T1"> <text:tab/>&lt;br&gt;</text:span><text:span text:style-name="T3">dalle</text:span><text:span text:style-name="T1"> </text:span><text:span text:style-name="T4">SIX CONTREDANSES <text:s/></text:span><text:span text:style-name="T3">Op. 93</text:span><text:span text:style-name="T1">&lt;br&gt;</text:span></text:p>
      <text:p text:style-name="P5"><text:span text:style-name="T7">La jolie - La superbe - La magnifique - La fiere</text:span><text:span text:style-name="T2"><text:tab/>&lt;br&gt;&lt;br&gt;</text:span></text:p>
      <text:p text:style-name="P2"><text:span text:style-name="T2">Matteo Carcassi</text:span><text:span text:style-name="T1"> <text:s/><text:tab/><text:tab/>&lt;br&gt;</text:span><text:span text:style-name="T3">dal </text:span><text:span text:style-name="T4">VALSE FAVORITE DUC DE REICHSTADT</text:span><text:span text:style-name="T3"> Op. 52</text:span><text:span text:style-name="T1">&lt;br&gt;</text:span></text:p>
      <text:p text:style-name="P15">Introduzione e tema<text:span text:style-name="T18">&lt;br&gt;&lt;br&gt;</text:span></text:p>
      <text:p text:style-name="P6"/>
      <text:p text:style-name="P3"><text:span text:style-name="T2">Fernando Sor</text:span><text:span text:style-name="T1"><text:tab/><text:tab/>&lt;br&gt;</text:span><text:span text:style-name="T4">GALOP n. 6 </text:span><text:span text:style-name="T3">dall’Op. 32</text:span><text:span text:style-name="T4"> <text:s/></text:span><text:span text:style-name="T2">&lt;br&gt;&lt;br&gt;</text:span></text:p>
      <text:p text:style-name="P4"/>
      <text:p text:style-name="P4"/>
      <text:p text:style-name="P13">L’OPERA<text:span text:style-name="T17">&lt;br&gt;&lt;br&gt;</text:span></text:p>
      <text:p text:style-name="P1"/>
      <text:p text:style-name="P2"><text:span text:style-name="T2">Matteo Carcassi</text:span><text:span text:style-name="T1"> <text:s/><text:tab/><text:tab/>&lt;br&gt;</text:span><text:span text:style-name="T4">AU CLAIRE DE LA LUNE </text:span><text:span text:style-name="T2">&lt;br&gt;</text:span></text:p>
      <text:p text:style-name="P5"><text:span text:style-name="T3">chanté dans l’Opera “</text:span><text:span text:style-name="T5">Les voitures verséed”</text:span><text:span text:style-name="T3"> varié Op. 7</text:span><text:span text:style-name="T16"> </text:span><text:span text:style-name="T1">&lt;br&gt;&lt;br&gt;</text:span></text:p>
      <text:p text:style-name="P7"><text:span text:style-name="T2">Francesco Molino</text:span><text:span text:style-name="T1"> <text:s/><text:tab/>&lt;br&gt;<text:tab/></text:span><text:span text:style-name="T4">DOUZE VARIATIONS</text:span><text:span text:style-name="T3"> Op. 31 </text:span><text:span text:style-name="T1">&lt;br&gt;</text:span></text:p>
      <text:p text:style-name="P8"><text:span text:style-name="T9">Sur l’air: </text:span><text:span text:style-name="T11">Oh dolce Concento</text:span><text:span text:style-name="T9"> de</text:span><text:span text:style-name="T11"> La Flute Enchantée </text:span><text:span text:style-name="T9">du célèbre Mozart</text:span><text:span text:style-name="T1">&lt;br&gt;</text:span></text:p>
      <text:p text:style-name="P16">Introduzione – Tema e I e II Variazione<text:span text:style-name="T18">&lt;br&gt;&lt;br&gt;</text:span></text:p>
      <text:p text:style-name="P17"><text:tab/><text:tab/><text:tab/></text:p>
      <text:p text:style-name="P2"><text:span text:style-name="T2">Francesco Molino</text:span><text:span text:style-name="T1"> <text:s/><text:tab/>&lt;br&gt;</text:span><text:span text:style-name="T4">VARIATIONS BRILLANTES </text:span><text:span text:style-name="T3">Op. 41</text:span><text:span text:style-name="T1">&lt;br&gt;</text:span></text:p>
      <text:p text:style-name="P10"><text:span text:style-name="T9">sur l’air favori </text:span><text:span text:style-name="T11">Nel cor piu non mi sento</text:span><text:span text:style-name="T15"> </text:span><text:span text:style-name="T9">di Paisiello</text:span><text:span text:style-name="T1">&lt;br&gt;</text:span></text:p>
      <text:p text:style-name="P16">Introduzione – Tema e I e II Variazione<text:span text:style-name="T18">&lt;br&gt;&lt;br&gt;</text:span></text:p>
      <text:p text:style-name="P11"/>
      <text:p text:style-name="P2"><text:span text:style-name="T2">Ferdinando Carulli</text:span><text:span text:style-name="T1"> <text:tab/>&lt;br&gt;da </text:span><text:span text:style-name="T4">LES AMOURS DE ADONIS &amp; VENUS</text:span><text:span text:style-name="T3"> </text:span><text:span text:style-name="T9">Op. 42</text:span><text:span text:style-name="T1">&lt;br&gt;</text:span></text:p>
      <text:p text:style-name="P9"><text:span text:style-name="T8">La gelosia di Marte</text:span><text:span text:style-name="T6"> </text:span><text:span text:style-name="T1">&lt;br&gt;</text:span></text:p>
      <text:p text:style-name="P9"><text:span text:style-name="T8">Venere e Adone vanno a caccia</text:span><text:span text:style-name="T12"> </text:span><text:span text:style-name="T1">&lt;br&gt;</text:span></text:p>
      <text:p text:style-name="P9"><text:span text:style-name="T8">La caccia comincia</text:span><text:span text:style-name="T6"> </text:span><text:span text:style-name="T12">(Adone si perde, gli appare davanti un cinghiale, </text:span><text:span text:style-name="T1">&lt;br&gt;</text:span><text:span text:style-name="T12">Adone si batte con il cinghiale e ferisce il cinghiale,</text:span><text:span text:style-name="T1">&lt;br&gt;</text:span><text:span text:style-name="T12"> il cinghiale gli salta al collo e uccide Adone, la morte di Adone, Egli spira)</text:span><text:span text:style-name="T1">&lt;br&gt;</text:span></text:p>
      <text:p text:style-name="P9"><text:span text:style-name="T8">Venere cerca Adone</text:span><text:span text:style-name="T6"> </text:span><text:span text:style-name="T10">(</text:span><text:span text:style-name="T12">ella resta attonita vedendo Adone mo</text:span><text:span text:style-name="T1">&lt;br&gt;</text:span><text:span text:style-name="T12">rto, disperazione di Venere</text:span><text:span text:style-name="T10">)</text:span><text:span text:style-name="T12"> </text:span></text:p>
      <text:p text:style-name="P9"><text:span text:style-name="T8">Il pianto di Venere</text:span><text:span text:style-name="T6"> <text:s/></text:span><text:span text:style-name="T1">&lt;br&gt;</text:span></text:p>
      <text:p text:style-name="P9"><text:span text:style-name="T8">Proserpina intenerita promette di riportarlo in vita </text:span><text:span text:style-name="T10">(</text:span><text:span text:style-name="T12">Venere la ringrazia, Adone ritorna in vita</text:span><text:span text:style-name="T10">) </text:span><text:span text:style-name="T1">&lt;br&gt;&lt;br&gt;</text:span><text:span text:style-name="T13"><text:tab/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ja" style:country-asian="JP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it" fo:country="IT" style:font-name-asian="SimSun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01cm" fo:margin-right="1.50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olo Calandruccio</meta:initial-creator>
    <dc:creator>sara sara</dc:creator>
    <meta:editing-cycles>6</meta:editing-cycles>
    <meta:creation-date>2017-06-10T06:52:00</meta:creation-date>
    <dc:date>2017-06-25T12:36:32.73</dc:date>
    <meta:editing-duration>PT3M30S</meta:editing-duration>
    <meta:generator>OpenOffice/4.1.3$Win32 OpenOffice.org_project/413m1$Build-9783</meta:generator>
    <meta:document-statistic meta:table-count="0" meta:image-count="0" meta:object-count="0" meta:page-count="1" meta:paragraph-count="36" meta:word-count="296" meta:character-count="19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